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lainText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urier New" style:font-name-complex="Courier New"/>
    </style:style>
  </office:automatic-styles>
  <office:body>
    <office:text text:use-soft-page-breaks="true">
      <text:p text:style-name="P1"><text:span text:style-name="T2">https://vk.com/audio32009616_456240084_8af7f035b35877c299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6333in" fo:margin-bottom="0.7875in" fo:margin-right="0.633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/>
    <dc:creator>79315964800</dc:creator>
    <meta:creation-date>2022-07-01T08:14:00Z</meta:creation-date>
    <dc:date>2022-07-01T08:14:00Z</dc:date>
    <meta:template xlink:href="Normal.dotm" xlink:type="simple"/>
    <meta:editing-cycles>2</meta:editing-cycles>
    <meta:editing-duration>PT60S</meta:editing-duration>
    <meta:document-statistic meta:page-count="1" meta:paragraph-count="1" meta:word-count="8" meta:character-count="57" meta:row-count="1" meta:non-whitespace-character-count="50"/>
  </office:meta>
</office:document-meta>
</file>